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25-09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24-10-1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23-10-1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22-10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21-10-2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20-10-0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19-10-08 0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18-10-08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17-10-23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16-10-1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14-10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13-10-3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12-10-2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11-09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1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0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0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0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0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200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9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9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9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9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9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8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8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8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8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8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8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7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7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7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7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7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7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7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7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7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802</text:p>
          </table:table-cell>
          <table:table-cell office:value-type="string" calcext:value-type="string">
            <text:p>Samedan Oil Co.</text:p>
          </table:table-cell>
          <table:table-cell office:value-type="string" calcext:value-type="string">
            <text:p>196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